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/>
      <style:text-properties style:font-name="Arial" fo:font-size="14pt" officeooo:rsid="00208b4e" officeooo:paragraph-rsid="0023b8c7" style:font-size-asian="12.25pt" style:font-size-complex="14pt"/>
    </style:style>
    <style:style style:name="P2" style:family="paragraph" style:parent-style-name="Preformatted_20_Text">
      <style:paragraph-properties fo:margin-left="0in" fo:margin-right="0in" fo:text-indent="0in" style:auto-text-indent="false"/>
      <style:text-properties style:font-name="Arial" fo:font-size="14pt" fo:font-weight="bold" officeooo:rsid="00293be9" officeooo:paragraph-rsid="00293be9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f0f0f" style:font-name="Arial" fo:font-size="14pt" fo:letter-spacing="normal" fo:font-style="normal" fo:font-weight="bold" officeooo:rsid="00180013" officeooo:paragraph-rsid="00180013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fo:font-size="14pt" officeooo:rsid="002365be" officeooo:paragraph-rsid="002365be" style:font-size-asian="14pt" style:font-size-complex="14pt"/>
    </style:style>
    <style:style style:name="P5" style:family="paragraph" style:parent-style-name="Standard">
      <style:text-properties style:font-name="Arial" fo:font-size="14pt" fo:font-weight="bold" officeooo:rsid="002365be" officeooo:paragraph-rsid="002365be" style:font-size-asian="14pt" style:font-weight-asian="bold" style:font-size-complex="14pt" style:font-weight-complex="bold"/>
    </style:style>
    <style:style style:name="P6" style:family="paragraph" style:parent-style-name="Standard">
      <style:text-properties fo:font-variant="normal" fo:text-transform="none" fo:color="#0f0f0f" style:font-name="Arial" fo:font-size="14pt" fo:letter-spacing="normal" fo:font-style="normal" fo:font-weight="bold" officeooo:rsid="00180013" officeooo:paragraph-rsid="00180013" style:font-size-asian="14pt" style:font-weight-asian="bold" style:font-size-complex="14pt" style:font-weight-complex="bold"/>
    </style:style>
    <style:style style:name="P7" style:family="paragraph" style:parent-style-name="Standard">
      <style:text-properties fo:font-variant="normal" fo:text-transform="none" fo:color="#0f0f0f" style:font-name="Arial" fo:font-size="14pt" fo:letter-spacing="normal" fo:font-style="normal" fo:font-weight="bold" officeooo:rsid="00293be9" officeooo:paragraph-rsid="00293be9" style:font-size-asian="14pt" style:font-weight-asian="bold" style:font-size-complex="14pt" style:font-weight-complex="bold"/>
    </style:style>
    <style:style style:name="P8" style:family="paragraph" style:parent-style-name="Preformatted_20_Text">
      <style:text-properties style:font-name="Arial" fo:font-size="14pt" officeooo:rsid="002365be" officeooo:paragraph-rsid="002365be" style:font-size-asian="14pt" style:font-size-complex="14pt"/>
    </style:style>
    <style:style style:name="P9" style:family="paragraph" style:parent-style-name="Preformatted_20_Text">
      <style:text-properties style:font-name="Arial" fo:font-size="14pt" officeooo:rsid="002659b8" officeooo:paragraph-rsid="002659b8" style:font-size-asian="14pt" style:font-size-complex="14pt"/>
    </style:style>
    <style:style style:name="P10" style:family="paragraph" style:parent-style-name="Preformatted_20_Text">
      <style:text-properties style:font-name="Arial" fo:font-size="14pt" officeooo:rsid="0026c29b" officeooo:paragraph-rsid="0026c29b" style:font-size-asian="14pt" style:font-size-complex="14pt"/>
    </style:style>
    <style:style style:name="P11" style:family="paragraph" style:parent-style-name="Preformatted_20_Text">
      <style:text-properties style:font-name="Arial" fo:font-size="14pt" officeooo:rsid="00271645" officeooo:paragraph-rsid="00271645" style:font-size-asian="14pt" style:font-size-complex="14pt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style:font-name="Arial" fo:font-size="14pt" officeooo:rsid="002365be" officeooo:paragraph-rsid="0023b8c7" style:font-size-asian="14pt" style:font-size-complex="14pt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style:font-name="Arial" fo:font-size="14pt" officeooo:rsid="002365be" officeooo:paragraph-rsid="002365be" style:font-size-asian="14pt" style:font-size-complex="14pt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style:font-name="Arial" fo:font-size="14pt" officeooo:rsid="0023b8c7" officeooo:paragraph-rsid="0023b8c7" style:font-size-asian="14pt" style:font-size-complex="14pt"/>
    </style:style>
    <style:style style:name="P15" style:family="paragraph" style:parent-style-name="Preformatted_20_Text">
      <style:paragraph-properties fo:margin-left="0.4925in" fo:margin-right="0in" fo:text-indent="0in" style:auto-text-indent="false"/>
      <style:text-properties style:font-name="Arial" fo:font-size="14pt" officeooo:rsid="00087568" officeooo:paragraph-rsid="0023b8c7" style:font-size-asian="14pt" style:font-size-complex="14pt"/>
    </style:style>
    <style:style style:name="P16" style:family="paragraph" style:parent-style-name="Preformatted_20_Text">
      <style:paragraph-properties fo:margin-left="0.4925in" fo:margin-right="0in" fo:text-indent="0in" style:auto-text-indent="false"/>
      <style:text-properties style:font-name="Arial" fo:font-size="14pt" officeooo:rsid="0023b8c7" officeooo:paragraph-rsid="0023b8c7" style:font-size-asian="14pt" style:font-size-complex="14pt"/>
    </style:style>
    <style:style style:name="P17" style:family="paragraph" style:parent-style-name="Preformatted_20_Text">
      <style:paragraph-properties fo:margin-left="0.4925in" fo:margin-right="0in" fo:text-indent="0in" style:auto-text-indent="false"/>
      <style:text-properties style:font-name="Arial" fo:font-size="14pt" officeooo:rsid="002365be" officeooo:paragraph-rsid="002365be" style:font-size-asian="14pt" style:font-size-complex="14pt"/>
    </style:style>
    <style:style style:name="P18" style:family="paragraph" style:parent-style-name="Preformatted_20_Text">
      <style:paragraph-properties fo:margin-left="0.4925in" fo:margin-right="0in" fo:text-indent="0in" style:auto-text-indent="false"/>
      <style:text-properties style:font-name="Arial" fo:font-size="14pt" officeooo:rsid="00271645" officeooo:paragraph-rsid="00271645" style:font-size-asian="14pt" style:font-size-complex="14pt"/>
    </style:style>
    <style:style style:name="P19" style:family="paragraph" style:parent-style-name="Preformatted_20_Text">
      <style:paragraph-properties fo:margin-left="0.4925in" fo:margin-right="0in" fo:text-indent="0in" style:auto-text-indent="false"/>
      <style:text-properties style:font-name="Arial" fo:font-size="14pt" fo:font-weight="normal" officeooo:rsid="0023b8c7" officeooo:paragraph-rsid="0023b8c7" style:font-size-asian="14pt" style:font-weight-asian="normal" style:font-size-complex="14pt" style:font-weight-complex="normal"/>
    </style:style>
    <style:style style:name="P20" style:family="paragraph" style:parent-style-name="Preformatted_20_Text">
      <style:paragraph-properties fo:margin-left="0.9846in" fo:margin-right="0in" fo:text-indent="0in" style:auto-text-indent="false"/>
      <style:text-properties style:font-name="Arial" fo:font-size="14pt" officeooo:rsid="0023b8c7" officeooo:paragraph-rsid="0023b8c7" style:font-size-asian="14pt" style:font-size-complex="14pt"/>
    </style:style>
    <style:style style:name="P21" style:family="paragraph" style:parent-style-name="Preformatted_20_Text">
      <style:paragraph-properties fo:margin-left="0.9846in" fo:margin-right="0in" fo:text-indent="0in" style:auto-text-indent="false"/>
      <style:text-properties style:font-name="Arial" fo:font-size="14pt" officeooo:rsid="0024f656" officeooo:paragraph-rsid="0024f656" style:font-size-asian="14pt" style:font-size-complex="14pt"/>
    </style:style>
    <style:style style:name="P22" style:family="paragraph" style:parent-style-name="Preformatted_20_Text">
      <style:paragraph-properties fo:margin-left="0.9846in" fo:margin-right="0in" fo:text-indent="0in" style:auto-text-indent="false"/>
      <style:text-properties style:font-name="Arial" fo:font-size="14pt" officeooo:rsid="00271645" officeooo:paragraph-rsid="00271645" style:font-size-asian="14pt" style:font-size-complex="14pt"/>
    </style:style>
    <style:style style:name="P23" style:family="paragraph" style:parent-style-name="Text_20_body">
      <style:text-properties style:font-name="Arial" fo:font-size="14pt" officeooo:rsid="002659b8" officeooo:paragraph-rsid="002659b8" style:font-size-asian="14pt" style:font-size-complex="14pt"/>
    </style:style>
    <style:style style:name="P24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23b8c7"/>
    </style:style>
    <style:style style:name="T2" style:family="text">
      <style:text-properties officeooo:rsid="0024f656"/>
    </style:style>
    <style:style style:name="T3" style:family="text">
      <style:text-properties officeooo:rsid="002659b8"/>
    </style:style>
    <style:style style:name="T4" style:family="text">
      <style:text-properties officeooo:rsid="0026c29b"/>
    </style:style>
    <style:style style:name="T5" style:family="text">
      <style:text-properties officeooo:rsid="00271645"/>
    </style:style>
    <style:style style:name="T6" style:family="text">
      <style:text-properties officeooo:rsid="0027c8f0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officeooo:rsid="0028eb2f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span text:style-name="T7">PRÀCTICA </text:span><text:span text:style-name="T8">2</text:span></text:p>
      <text:p text:style-name="P6"/>
      <text:p text:style-name="P7">POSAR SEGONA CLAU A PACIENTS: </text:p>
      <text:p text:style-name="P7"><text:tab/> NumCatSalut, </text:p>
      <text:p text:style-name="P7"><text:s text:c="2"/><text:tab/> NumSeguretatSocial,</text:p>
      <text:p text:style-name="P7"><text:s text:c="10"/>Passaport</text:p>
      <text:p text:style-name="P7"/>
      <text:p text:style-name="P5">REBRE DADES DE FITXERS .CSV</text:p>
      <text:p text:style-name="P4"/>
      <text:p text:style-name="P4">1- Simular que arriben les dades de pacients nous o de pacients ja existents que s'han de modificar a través de fitxers .csv que es gravaran a /tmp. El fitxer amb noves dades es dirà nousclients.csv</text:p>
      <text:p text:style-name="P4"/>
      <text:p text:style-name="P4">2- El procés cron de l'usuari postgres o de l'usuari root cridarà una script que farà les següents operacions :</text:p>
      <text:p text:style-name="P4"/>
      <text:p text:style-name="P12">2.1- <text:span text:style-name="T1">Cridar a l'script sql : </text:span></text:p>
      <text:p text:style-name="P12">sudo -u postgres psql -d centremedic -U postgres -f importPacients.sql &gt; errorsimportPacients.data.hora</text:p>
      <text:p text:style-name="P13"/>
      <text:p text:style-name="P13">2.2- <text:span text:style-name="T1">Esborrar fitxer rebut : </text:span>rm nousclients.csv</text:p>
      <text:p text:style-name="P13"/>
      <text:p text:style-name="P14"/>
      <text:p text:style-name="P13"/>
      <text:p text:style-name="P8">3- L'script sql per importar pacients farà les següens operacions :</text:p>
      <text:p text:style-name="P8"/>
      <text:p text:style-name="P17">3.1- \c centremedic</text:p>
      <text:p text:style-name="P17"/>
      <text:p text:style-name="P17">3.2- \COPY pacients_nous FROM '/tmp/pacients.<text:span text:style-name="T6">csv</text:span>'</text:p>
      <text:p text:style-name="P17"/>
      <text:p text:style-name="P16">3.3 – Cridar a un procediment emmagatzemat que :</text:p>
      <text:p text:style-name="P20"/>
      <text:p text:style-name="P20">3.3.1- Llegirà la taula pacients_nous</text:p>
      <text:p text:style-name="P20">3.3.2- Per cada pacient nou es mirarà si ja existeix a la taula <text:span text:style-name="T2">pacients</text:span> </text:p>
      <text:p text:style-name="P20">3.3.3- Si el pacient no existeix s'insertarà </text:p>
      <text:p text:style-name="P20">3.3.4- Si el pacient ja existeix es modificarà posant les dades noves.</text:p>
      <text:p text:style-name="P21">3.3.5- Esborrar el pacient acabat d'insertar de la taula de pacients nous</text:p>
      <text:p text:style-name="P17"/>
      <text:p text:style-name="P17">Cal crear una taula nova igual que la de pacients que es digui pacients_nous. La clau principal d'aquesta taula (idpacient) serà <text:span text:style-name="T1">SERIAL:</text:span></text:p>
      <text:p text:style-name="P17"><text:soft-page-break/></text:p>
      <text:p text:style-name="P15">CREATE TABLE <text:span text:style-name="T1">pacients_nous</text:span> ( id<text:span text:style-name="T1">pacient </text:span><text:s/>serial primary key, ...);</text:p>
      <text:p text:style-name="P15"/>
      <text:p text:style-name="P19">Cal modificar la taula pacients per tal que la clau principal sigui serial.</text:p>
      <text:p text:style-name="P15"/>
      <text:p text:style-name="P1"/>
      <text:p text:style-name="P9">Modificar una clau primària a TYPE SERIAL :</text:p>
      <text:p text:style-name="P9">(postgres ens deixa posar SERIAL quan es crea la taula, però quan es modifica hem de crear la seqüència <text:span text:style-name="T4">abans i és complicat</text:span>).</text:p>
      <text:p text:style-name="P10">Millor crear la nova taula així :</text:p>
      <text:p text:style-name="P9"/>
      <text:p text:style-name="P23">Create an empty copy of the old table:</text:p>
      <text:p text:style-name="Preformatted_20_Text"><text:span text:style-name="Source_20_Text">CREATE </text:span><text:span text:style-name="Source_20_Text"><text:span text:style-name="T3">TABLE nous_pacients</text:span></text:span><text:span text:style-name="Source_20_Text"> AS</text:span></text:p>
      <text:p text:style-name="Preformatted_20_Text"><text:span text:style-name="Source_20_Text">SELECT *</text:span></text:p>
      <text:p text:style-name="Preformatted_20_Text"><text:span text:style-name="Source_20_Text">FROM <text:s text:c="2"/></text:span><text:span text:style-name="Source_20_Text"><text:span text:style-name="T3">pacients</text:span></text:span></text:p>
      <text:p text:style-name="P24"><text:span text:style-name="Source_20_Text">LIMIT <text:s/>0;</text:span></text:p>
      <text:p text:style-name="Text_20_body">Add the bigserial column:</text:p>
      <text:p text:style-name="P24"><text:span text:style-name="Source_20_Text">ALTER </text:span><text:span text:style-name="Source_20_Text"><text:span text:style-name="T5">TABLE nous_pacients</text:span></text:span><text:span text:style-name="Source_20_Text"> ADD column </text:span><text:span text:style-name="Source_20_Text"><text:span text:style-name="T3">id_pacient_nou</text:span></text:span><text:span text:style-name="Source_20_Text"> bigserial;</text:span></text:p>
      <text:p text:style-name="Text_20_body">INSERT data from old table, automatically filling the bigserial:</text:p>
      <text:p text:style-name="Preformatted_20_Text"><text:span text:style-name="Source_20_Text">INSERT INTO </text:span><text:span text:style-name="Source_20_Text"><text:span text:style-name="T3">nous_pacients</text:span></text:span></text:p>
      <text:p text:style-name="Preformatted_20_Text"><text:span text:style-name="Source_20_Text">SELECT * <text:s text:c="3"/></text:span></text:p>
      <text:p text:style-name="Preformatted_20_Text"><text:span text:style-name="Source_20_Text">FROM <text:s/></text:span><text:span text:style-name="Source_20_Text"><text:span text:style-name="T3">pacients</text:span></text:span></text:p>
      <text:p text:style-name="P24"><text:span text:style-name="Source_20_Text"/></text:p>
      <text:p text:style-name="P11">Ara només cal :</text:p>
      <text:p text:style-name="P18">1) modificar la taula nous_pacients :</text:p>
      <text:p text:style-name="P22">1.1) eliminar camp id_pacient,</text:p>
      <text:p text:style-name="P22">1.2) canviar el nom del camp id_pacient_nou a id_pacient</text:p>
      <text:p text:style-name="P22">1.3) posar primary key per id_pacient</text:p>
      <text:p text:style-name="P18">2) eliminar taula pacients</text:p>
      <text:p text:style-name="P18">3) canviar nom taula nous_pacients a pacients</text:p>
      <text:p text:style-name="P18"/>
      <text:p text:style-name="P18"/>
      <text:p text:style-name="P18"/>
      <text:p text:style-name="P2">A partir d’aquesta pràctica tothom tindrà la mateixa estructura de B.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0T08:50:15.289680570</dc:date>
    <meta:editing-duration>PT2H55M13S</meta:editing-duration>
    <meta:editing-cycles>19</meta:editing-cycles>
    <meta:generator>LibreOffice/5.1.6.2.0$Linux_X86_64 LibreOffice_project/10$Build-2</meta:generator>
    <meta:document-statistic meta:table-count="0" meta:image-count="0" meta:object-count="0" meta:page-count="2" meta:paragraph-count="45" meta:word-count="351" meta:character-count="2190" meta:non-whitespace-character-count="1852"/>
  </office:meta>
</office:document-meta>
</file>